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solid" svg:stroke-color="#000000" draw:fill="none" draw:fill-color="#ffffff" fo:min-height="2.9cm"/>
    </style:style>
    <style:style style:name="gr3" style:family="graphic" style:parent-style-name="standard">
      <style:graphic-properties draw:stroke="solid" svg:stroke-color="#ff6600" draw:fill="none" draw:fill-color="#ffffff" fo:min-height="3.65cm"/>
    </style:style>
    <style:style style:name="gr4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gr8" style:family="graphic" style:parent-style-name="standard">
      <style:graphic-properties svg:stroke-width="0cm" svg:stroke-color="#99ff66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stroke="solid" svg:stroke-color="#ff6600" draw:fill="none" draw:fill-color="#ffffff" fo:min-height="1.05cm"/>
    </style:style>
    <style:style style:name="gr10" style:family="graphic" style:parent-style-name="standard">
      <style:graphic-properties draw:stroke="solid" svg:stroke-color="#99ff66" draw:fill="none" draw:fill-color="#ffffff" fo:min-height="0.75cm"/>
    </style:style>
    <style:style style:name="gr11" style:family="graphic" style:parent-style-name="standard">
      <style:graphic-properties draw:stroke="solid" svg:stroke-color="#000000" draw:fill="none" draw:fill-color="#ffffff" fo:min-height="2.4cm"/>
    </style:style>
    <style:style style:name="gr12" style:family="graphic" style:parent-style-name="standard">
      <style:graphic-properties draw:stroke="dash" draw:stroke-dash="Fine_20_Dotted" svg:stroke-width="0.1cm" svg:stroke-color="#99ff66" draw:marker-start-width="0.35cm" draw:marker-end-width="0.35cm" draw:fill="none" draw:fill-color="#ffffff" fo:min-height="1.35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Fine_20_Dotted" svg:stroke-width="0.1cm" svg:stroke-color="#99ff66" draw:marker-start-width="0.5cm" draw:marker-end-width="0.5cm" draw:fill="none" draw:fill-color="#ffffff" fo:min-height="2.1cm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otted" svg:stroke-width="0.1cm" svg:stroke-color="#99ff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="solid" draw:fill-color="#ffff99" fo:min-height="3.467cm"/>
    </style:style>
    <style:style style:name="gr17" style:family="graphic" style:parent-style-name="standard">
      <style:graphic-properties draw:stroke="solid" svg:stroke-color="#000000" draw:fill="none" draw:fill-color="#ffffff" fo:min-height="3.4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style:font-name="Arial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font-name="Arial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color="#aea79f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fo:color="#aea79f" style:font-name="Arial" fo:font-size="16pt" style:font-size-asian="16pt" style:font-size-complex="16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fo:color="#aea79f" style:font-name="Arial" fo:font-size="16pt" style:text-underline-style="none" style:font-size-asian="16pt" style:font-size-complex="16pt"/>
    </style:style>
    <style:style style:name="T5" style:family="text">
      <style:text-properties fo:color="#00cc00" style:font-name="Arial"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Arial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cc00" fo:font-size="16pt" style:font-size-asian="16pt" style:font-size-complex="16pt"/>
    </style:style>
    <style:style style:name="T11" style:family="text">
      <style:text-properties fo:color="#00cc00" fo:font-size="16pt" style:text-underline-style="solid" style:text-underline-width="auto" style:text-underline-color="font-color" style:font-size-asian="16pt" style:font-size-complex="16pt"/>
    </style:style>
    <style:style style:name="T12" style:family="text">
      <style:text-properties fo:color="#ff6600" fo:font-size="16pt" style:font-size-asian="16pt" style:font-size-complex="16pt"/>
    </style:style>
    <style:style style:name="T13" style:family="text">
      <style:text-properties fo:color="#aea79f"/>
    </style:style>
    <style:style style:name="T14" style:family="text">
      <style:text-properties fo:color="#00cc00"/>
    </style:style>
    <style:style style:name="T15" style:family="text">
      <style:text-properties fo:color="#ff6600"/>
    </style:style>
    <style:style style:name="T16" style:family="text">
      <style:text-properties fo:color="#00cc00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1.607cm" svg:height="5.2cm" svg:x="7.1cm" svg:y="1.3cm">
          <text:p text:style-name="P1"><text:span text:style-name="T1">Pre-processing :</text:span></text:p>
          <text:list text:style-name="L1">
            <text:list-item>
              <text:p text:style-name="P1"><text:span text:style-name="T2">Demultiplexing</text:span></text:p>
            </text:list-item>
            <text:list-item>
              <text:p text:style-name="P1"><text:span text:style-name="T3">Quality reports</text:span></text:p>
            </text:list-item>
            <text:list-item>
              <text:p text:style-name="P1"><text:span text:style-name="T3">Filtering of reads with bad IQF</text:span></text:p>
            </text:list-item>
            <text:list-item>
              <text:p text:style-name="P1"><text:span text:style-name="T2">Filtering of PCR duplicates</text:span></text:p>
            </text:list-item>
            <text:list-item>
              <text:p text:style-name="P1"><text:span text:style-name="T4">Extract Unique Molecular Identifier TODO</text:span></text:p>
            </text:list-item>
            <text:list-item>
              <text:p text:style-name="P1"><text:span text:style-name="T3">Adapters trimming</text:span></text:p>
            </text:list-item>
            <text:list-item>
              <text:p text:style-name="P1"><text:span text:style-name="T3">Size selec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text-style-name="P1" xml:id="id2" draw:id="id2" draw:layer="layout" svg:width="10cm" svg:height="3.502cm" svg:x="1.5cm" svg:y="11.898cm">
          <draw:text-box>
            <text:p text:style-name="P1"><text:span text:style-name="T1">Mapping :</text:span></text:p>
            <text:list text:style-name="L1">
              <text:list-item>
                <text:p text:style-name="P1"><text:span text:style-name="T3">Filtering of reads mapped to rRNA</text:span></text:p>
              </text:list-item>
              <text:list-item>
                <text:p text:style-name="P1"><text:span text:style-name="T3">Mapping to reference genome</text:span></text:p>
              </text:list-item>
              <text:list-item>
                <text:p text:style-name="P1"><text:span text:style-name="T5">Filtering of multi-reads</text:span></text:p>
              </text:list-item>
              <text:list-item>
                <text:p text:style-name="P1"><text:span text:style-name="T3">Mapping output sorted &amp; indexed</text:span></text:p>
              </text:list-item>
            </text:list>
          </draw:text-box>
        </draw:frame>
        <draw:frame draw:style-name="gr3" xml:id="id3" draw:id="id3" draw:layer="layout" svg:width="6.8cm" svg:height="3.9cm" svg:x="12.2cm" svg:y="6.7cm">
          <draw:text-box>
            <text:p>Pre-processing :</text:p>
            <text:list text:style-name="L1">
              <text:list-item>
                <text:p>Pool all sequences / sample</text:p>
              </text:list-item>
              <text:list-item>
                <text:p>Pool all sequences over all samples</text:p>
              </text:list-item>
            </text:list>
          </draw:text-box>
        </draw:frame>
        <draw:connector draw:style-name="gr4" draw:text-style-name="P3" draw:layer="layout" draw:type="line" svg:x1="12.903cm" svg:y1="6.5cm" svg:x2="6.5cm" svg:y2="11.898cm" draw:start-shape="id1" draw:start-glue-point="2" draw:end-shape="id2" draw:end-glue-point="0" svg:d="M12903 6500l-6403 5398" svg:viewBox="0 0 6404 5399">
          <text:p/>
        </draw:connector>
        <draw:frame draw:style-name="gr5" draw:layer="layout" svg:width="3.5cm" svg:height="1.7cm" svg:x="7.4cm" svg:y="7.8cm">
          <draw:text-box>
            <text:p>For each sample</text:p>
          </draw:text-box>
        </draw:frame>
        <draw:connector draw:style-name="gr6" draw:text-style-name="P3" draw:layer="layout" draw:type="line" svg:x1="15.6cm" svg:y1="10.6cm" svg:x2="6.5cm" svg:y2="11.898cm" draw:start-shape="id3" draw:start-glue-point="2" draw:end-shape="id2" draw:end-glue-point="0" svg:d="M15600 10600l-9100 1298" svg:viewBox="0 0 9101 1299">
          <text:p/>
        </draw:connector>
        <draw:frame draw:style-name="gr7" draw:text-style-name="P4" draw:layer="layout" svg:width="5.8cm" svg:height="1.916cm" svg:x="12.1cm" svg:y="11.1cm">
          <draw:text-box>
            <text:p><text:span text:style-name="T6">All sequences availables over all samples</text:span></text:p>
          </draw:text-box>
        </draw:frame>
        <draw:custom-shape draw:style-name="gr8" draw:text-style-name="P6" xml:id="id5" draw:id="id5" draw:layer="layout" svg:width="4cm" svg:height="1.3cm" svg:x="7.8cm" svg:y="20.2cm">
          <text:p text:style-name="P5"><text:span text:style-name="T7">P-site offsets</text:span></text:p>
          <text:p text:style-name="P5"><text:span text:style-name="T7">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4" draw:id="id4" draw:layer="layout" svg:width="3.3cm" svg:height="1.4cm" svg:x="5.6cm" svg:y="17.2cm">
          <text:p text:style-name="P5"><text:span text:style-name="T7">Metagene</text:span></text:p>
          <text:p text:style-name="P5"><text:span text:style-name="T7">analysis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9cm" svg:y1="17.9cm" svg:x2="9.8cm" svg:y2="20.2cm" draw:start-shape="id4" draw:start-glue-point="1" draw:end-shape="id5" draw:end-glue-point="0" svg:d="M8900 17900l900 2300" svg:viewBox="0 0 901 2301">
          <text:p/>
        </draw:connector>
        <draw:frame draw:style-name="gr9" xml:id="id6" draw:id="id6" draw:layer="layout" svg:width="4.5cm" svg:height="2.384cm" svg:x="15.1cm" svg:y="17.3cm">
          <draw:text-box>
            <text:p>Multi-mapped annotations clustering</text:p>
          </draw:text-box>
        </draw:frame>
        <draw:connector draw:style-name="gr6" draw:text-style-name="P3" draw:layer="layout" draw:type="line" svg:x1="6.5cm" svg:y1="15.4cm" svg:x2="17.35cm" svg:y2="17.3cm" draw:start-shape="id2" draw:start-glue-point="2" draw:end-shape="id6" draw:end-glue-point="0" svg:d="M6500 15400l10850 1900" svg:viewBox="0 0 10851 1901">
          <text:p/>
        </draw:connector>
        <draw:frame draw:style-name="gr10" draw:text-style-name="P7" xml:id="id7" draw:id="id7" draw:layer="layout" svg:width="4.5cm" svg:height="1.673cm" svg:x="4.6cm" svg:y="22.4cm">
          <draw:text-box>
            <text:p text:style-name="P7"><text:span text:style-name="T8">Isoform-level estimation</text:span></text:p>
          </draw:text-box>
        </draw:frame>
        <draw:connector draw:style-name="gr4" draw:text-style-name="P3" draw:layer="layout" draw:type="line" svg:x1="9.8cm" svg:y1="21.5cm" svg:x2="6.85cm" svg:y2="22.4cm" draw:start-shape="id5" draw:start-glue-point="2" draw:end-shape="id7" draw:end-glue-point="0" svg:d="M9800 21500l-2950 900" svg:viewBox="0 0 2951 901">
          <text:p/>
        </draw:connector>
        <draw:connector draw:style-name="gr6" draw:text-style-name="P3" draw:layer="layout" draw:type="line" svg:x1="17.35cm" svg:y1="19.684cm" svg:x2="7.05cm" svg:y2="25.609cm" draw:start-shape="id6" draw:start-glue-point="2" draw:end-shape="id8" draw:end-glue-point="0" svg:d="M17350 19684l-10300 5925" svg:viewBox="0 0 10301 5926">
          <text:p/>
        </draw:connector>
        <draw:frame draw:style-name="gr11" draw:text-style-name="P8" xml:id="id8" draw:id="id8" draw:layer="layout" svg:width="10.5cm" svg:height="2.791cm" svg:x="1.8cm" svg:y="25.609cm">
          <draw:text-box>
            <text:p><text:span text:style-name="T9">Expression estimation considering :</text:span></text:p>
            <text:list text:style-name="L1">
              <text:list-item>
                <text:p><text:span text:style-name="T10">Longest CDS</text:span></text:p>
              </text:list-item>
              <text:list-item>
                <text:p><text:span text:style-name="T11">Splicing-isoform-level assessing</text:span></text:p>
              </text:list-item>
              <text:list-item>
                <text:p><text:span text:style-name="T12">Clusters</text:span></text:p>
              </text:list-item>
            </text:list>
          </draw:text-box>
        </draw:frame>
        <draw:connector draw:style-name="gr4" draw:text-style-name="P3" draw:layer="layout" draw:type="line" svg:x1="6.85cm" svg:y1="24.073cm" svg:x2="7.05cm" svg:y2="25.609cm" draw:start-shape="id7" draw:start-glue-point="2" draw:end-shape="id8" draw:end-glue-point="0" svg:d="M6850 24073l200 1536" svg:viewBox="0 0 201 1537">
          <text:p/>
        </draw:connector>
        <draw:frame draw:style-name="gr12" xml:id="id9" draw:id="id9" draw:layer="layout" svg:width="5.5cm" svg:height="1.773cm" svg:x="1.2cm" svg:y="20.3cm">
          <draw:text-box>
            <text:p>Triplet-periodicity analysis TODO</text:p>
          </draw:text-box>
        </draw:frame>
        <draw:connector draw:style-name="gr4" draw:text-style-name="P3" draw:layer="layout" draw:type="line" svg:x1="6.5cm" svg:y1="15.4cm" svg:x2="3.95cm" svg:y2="20.3cm" draw:start-shape="id2" draw:start-glue-point="2" draw:end-shape="id9" draw:end-glue-point="0" svg:d="M6500 15400l-2550 4900" svg:viewBox="0 0 2551 4901">
          <text:p/>
        </draw:connector>
        <draw:connector draw:style-name="gr4" draw:text-style-name="P3" draw:layer="layout" draw:type="line" svg:x1="6.5cm" svg:y1="15.4cm" svg:x2="9.8cm" svg:y2="20.2cm" draw:start-shape="id2" draw:start-glue-point="2" draw:end-shape="id5" draw:end-glue-point="0" svg:d="M6500 15400l3300 4800" svg:viewBox="0 0 3301 4801">
          <text:p/>
        </draw:connector>
        <draw:frame draw:style-name="gr13" draw:layer="layout" svg:width="0.502cm" svg:height="1.195cm" svg:x="18.7cm" svg:y="16.9cm">
          <draw:text-box>
            <text:p/>
          </draw:text-box>
        </draw:frame>
        <draw:frame draw:style-name="gr13" draw:layer="layout" svg:width="0.502cm" svg:height="1.195cm" svg:x="6.1cm" svg:y="19.2cm">
          <draw:text-box>
            <text:p/>
          </draw:text-box>
        </draw:frame>
        <draw:frame draw:style-name="gr14" draw:text-style-name="P9" xml:id="id10" draw:id="id10" draw:layer="layout" svg:width="3.6cm" svg:height="3.195cm" svg:x="1.5cm" svg:y="16.8cm">
          <draw:text-box>
            <text:p><text:span text:style-name="T13">PCR duplicates removing TODO</text:span></text:p>
          </draw:text-box>
        </draw:frame>
        <draw:connector draw:style-name="gr4" draw:text-style-name="P3" draw:layer="layout" draw:type="line" svg:x1="6.5cm" svg:y1="15.4cm" svg:x2="3.3cm" svg:y2="16.8cm" draw:start-shape="id2" draw:start-glue-point="2" draw:end-shape="id10" draw:end-glue-point="0" svg:d="M6500 15400l-3200 1400" svg:viewBox="0 0 3201 1401">
          <text:p/>
        </draw:connector>
        <draw:connector draw:style-name="gr15" draw:text-style-name="P3" draw:layer="layout" draw:type="line" svg:x1="3.3cm" svg:y1="19.995cm" svg:x2="9.8cm" svg:y2="20.2cm" draw:start-shape="id10" draw:start-glue-point="2" draw:end-shape="id5" draw:end-glue-point="0" svg:d="M3300 19995l6500 205" svg:viewBox="0 0 6501 206">
          <text:p/>
        </draw:connector>
        <draw:frame draw:style-name="gr16" draw:layer="layout" svg:width="5.8cm" svg:height="6.65cm" svg:x="1.1cm" svg:y="1.2cm">
          <draw:text-box>
            <text:list text:style-name="L1">
              <text:list-item>
                <text:p><text:span text:style-name="T14">« Classical » analysis</text:span></text:p>
              </text:list-item>
              <text:list-item>
                <text:p><text:span text:style-name="T15">Clusters analysis</text:span></text:p>
              </text:list-item>
              <text:list-item>
                <text:p><text:span text:style-name="T13">Optional step</text:span></text:p>
              </text:list-item>
              <text:list-item>
                <text:p>TODO → modifications to do </text:p>
              </text:list-item>
              <text:list-item>
                <text:p><text:span text:style-name="T8">RNA-seq data</text:span></text:p>
              </text:list-item>
            </text:list>
          </draw:text-box>
        </draw:frame>
        <draw:frame draw:style-name="gr17" xml:id="id11" draw:id="id11" draw:layer="layout" svg:width="6cm" svg:height="3.806cm" svg:x="13.8cm" svg:y="24.7cm">
          <draw:text-box>
            <text:p>Differenretial analysis :</text:p>
            <text:list text:style-name="L1">
              <text:list-item>
                <text:p><text:span text:style-name="T14">Genes</text:span>/<text:span text:style-name="T15">Clusters</text:span> translation</text:p>
              </text:list-item>
              <text:list-item>
                <text:p><text:span text:style-name="T16">Regulation level</text:span></text:p>
              </text:list-item>
            </text:list>
          </draw:text-box>
        </draw:frame>
        <draw:connector draw:style-name="gr18" draw:text-style-name="P3" draw:layer="layout" draw:type="line" svg:x1="12.3cm" svg:y1="27.004cm" svg:x2="13.8cm" svg:y2="26.603cm" draw:start-shape="id8" draw:start-glue-point="1" draw:end-shape="id11" draw:end-glue-point="3" svg:d="M12300 27004l1500-401" svg:viewBox="0 0 1501 4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0:13:53.844082097</meta:creation-date>
    <dc:date>2016-11-10T18:47:16.263487227</dc:date>
    <meta:editing-duration>PT6H38M35S</meta:editing-duration>
    <meta:editing-cycles>27</meta:editing-cycles>
    <meta:generator>LibreOffice/4.2.8.2$Linux_X86_64 LibreOffice_project/420m0$Build-2</meta:generator>
    <meta:document-statistic meta:object-count="28"/>
  </office:meta>
</office:document-meta>
</file>